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Verdana" svg:font-family="Verdana"/>
  </office:font-face-decls>
  <office:automatic-styles>
    <style:style style:name="co8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979cm"/>
    </style:style>
    <style:style style:name="co4" style:family="table-column">
      <style:table-column-properties fo:break-before="auto" style:column-width="12.201cm"/>
    </style:style>
    <style:style style:name="co5" style:family="table-column">
      <style:table-column-properties fo:break-before="auto" style:column-width="2.889cm"/>
    </style:style>
    <style:style style:name="co6" style:family="table-column">
      <style:table-column-properties fo:break-before="auto" style:column-width="7.077cm"/>
    </style:style>
    <style:style style:name="co9" style:family="table-column">
      <style:table-column-properties fo:break-before="auto" style:column-width="15.753cm"/>
    </style:style>
    <style:style style:name="co10" style:family="table-column">
      <style:table-column-properties fo:break-before="auto" style:column-width="8.013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1.192cm" fo:break-before="auto" style:use-optimal-row-height="true"/>
    </style:style>
    <style:style style:name="ro5" style:family="table-row">
      <style:table-row-properties style:row-height="1.755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3.44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ext-properties style:font-name="Arial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ff4000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fo:border="non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81d41a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3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fo:border="non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83" style:family="table-cell" style:parent-style-name="Default" style:data-style-name="N100">
      <style:table-cell-properties style:glyph-orientation-vertical="0" fo:background-color="#ff40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wrap-option="wrap"/>
      <style:text-properties fo:color="#999999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5" table:print-ranges="Foglio1.A2:Foglio1.D1048576">
        <office:forms form:automatic-focus="false" form:apply-design-mode="false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82"/>
        <table:table-column table:style-name="co9" table:default-cell-style-name="ce40"/>
        <table:table-column table:style-name="co10" table:default-cell-style-name="ce40"/>
        <table:table-column table:style-name="co7" table:number-columns-repeated="58" table:default-cell-style-name="ce40"/>
        <table:table-column table:style-name="co7" table:number-columns-repeated="960" table:default-cell-style-name="Default"/>
        <table:table-row table:style-name="ro2">
          <table:table-cell table:style-name="ce2" office:value-type="string" calcext:value-type="string">
            <text:p>ABISATI ALBER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23" office:value-type="string" calcext:value-type="string">
            <text:p>337-764529</text:p>
          </table:table-cell>
          <table:table-cell table:style-name="ce2" table:number-columns-repeated="2"/>
          <table:table-cell table:style-name="ce42" table:number-columns-repeated="5"/>
          <table:table-cell table:style-name="ce91" table:number-columns-repeated="242"/>
          <table:table-cell table:style-name="ce92" table:number-columns-repeated="769"/>
          <table:table-cell table:style-name="ce93" table:number-columns-repeated="2"/>
        </table:table-row>
        <table:table-row table:style-name="ro3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18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58298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6-3989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47773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6-3989423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680694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8353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21-450044</text:p>
          </table:table-cell>
          <table:table-cell table:style-name="ce1" table:number-columns-repeated="2"/>
          <table:table-cell table:style-name="ce90" table:number-columns-repeated="5"/>
          <table:table-cell table:style-name="ce1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5-9583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95838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262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1190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3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20"/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1767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6014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166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5-5777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11-34938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4078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1236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1949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533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4937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40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40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48530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318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303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3303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735-725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2333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571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1933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248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5-69836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7109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2275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640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NGELUCC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8-561587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02950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36177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5741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92154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97799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7014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48604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214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72224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7322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7384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7303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1257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463659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99013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2-5501760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6355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32-9615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968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543154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0114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3161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33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2045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62343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233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3-5657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6234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83-5655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7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78843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31-59438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002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4530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5881 / 2 / 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399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3990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9-38468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9-3845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7471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60017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2136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28-9845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9845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3-5665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223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38297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83-5436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3-5436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9-3846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8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53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0047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70904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5-04003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04003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3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0031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688218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92731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06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28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4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9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TREVENZUOLO (ANTICIPO FATTURE:MARTA)</text:p>
          </table:table-cell>
          <table:table-cell table:style-name="ce1" office:value-type="string" calcext:value-type="string">
            <text:p>TEL</text:p>
          </table:table-cell>
          <table:table-cell table:style-name="ce77" office:value-type="string" calcext:value-type="string">
            <text:p>045-7350333</text:p>
          </table:table-cell>
          <table:table-cell table:style-name="ce1" office:value-type="string" calcext:value-type="string">
            <text:p><text:a xlink:href="mailto:simone.bonora@b" xlink:type="simple">simone.bonora@b</text:a>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NUOVO GESTORE GIROTTI ALBERTO (FILIALE BECCACIVETTA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lberto.girotti@bancobpm.it" xlink:type="simple">alberto.girotti@bancobpm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NUOVO GESTORE GIROTTI ALBERTO (FILIALE BECCACIVETTA)</text:p>
          </table:table-cell>
          <table:table-cell table:style-name="ce1" office:value-type="string" calcext:value-type="string">
            <text:p>TEL</text:p>
          </table:table-cell>
          <table:table-cell table:style-name="ce78" office:value-type="string" calcext:value-type="string">
            <text:p>045-5125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DIRETTORE</text:p>
          </table:table-cell>
          <table:table-cell table:style-name="ce1"/>
          <table:table-cell table:style-name="ce1" office:value-type="string" calcext:value-type="string">
            <text:p><text:a xlink:href="mailto:simone.bonora@bancobpm.it" xlink:type="simple">simone.bonora@bancobpm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GESTORE PRIVATI : LARA STORARI (TREVENZUOLO)</text:p>
          </table:table-cell>
          <table:table-cell table:style-name="ce1" office:value-type="string" calcext:value-type="string">
            <text:p>TEL</text:p>
          </table:table-cell>
          <table:table-cell table:style-name="ce78" office:value-type="string" calcext:value-type="string">
            <text:p>045-73503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GESTORE PRIVATI : LARA STORARI (TREVENZUOLO)</text:p>
          </table:table-cell>
          <table:table-cell table:style-name="ce1" office:value-type="string" calcext:value-type="string">
            <text:p>FAX</text:p>
          </table:table-cell>
          <table:table-cell table:style-name="ce78" office:value-type="string" calcext:value-type="string">
            <text:p>045-20302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GESTORE PRIVATI : LARA STORARI (TREVENZUOLO)</text:p>
          </table:table-cell>
          <table:table-cell table:style-name="ce1" office:value-type="string" calcext:value-type="string">
            <text:p>TEL</text:p>
          </table:table-cell>
          <table:table-cell table:style-name="ce78" office:value-type="string" calcext:value-type="string">
            <text:p><text:a xlink:href="mailto:lara.storari@bancobpm.it" xlink:type="simple">lara.storari@bancobpm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106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ok verificato novembre 2017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1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cellulare cassiere Manuel per urgenze!!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72828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9825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012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15-24331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0-8442123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5-7383738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office:value-type="string" calcext:value-type="string">
            <text:p>BANCA VERONESE</text:p>
          </table:table-cell>
          <table:table-cell office:value-type="string" calcext:value-type="string">
            <text:p>GIANLUCA MORATO (GESTORE IMPRESE)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3-4328331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office:value-type="string" calcext:value-type="string">
            <text:p>BANCA VALSABBINA</text:p>
          </table:table-cell>
          <table:table-cell office:value-type="string" calcext:value-type="string">
            <text:p>ANDREA CERASATI (CHIAMATO ANCHE A GIUGNO 2017 CHE VORREBBE ESSERE FORNITORE)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0-3251134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 (PER BANCALI USAT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880426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411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3488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606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1604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5108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108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5688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4-6587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1990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4256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196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196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2143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308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2678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978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TITOLARE VERO “BEPI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-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TOMMASO ( FIGLIO DEL TITOLA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2-90020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 (VENDITO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7099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79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79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1897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32-6030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5215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6028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5242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7659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342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276484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172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2765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33-7191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533719012 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agricolabenazzi.it" xlink:type="simple">info@agricolabenazz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22561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2162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6075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1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0459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2960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7863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36541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234880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8196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452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312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312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3502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3812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8699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18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98934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42849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1567031 (1)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9-52707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cb@coopbilanciai.it" xlink:type="simple">cb@coopbilanciai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PER PESO-PREZZATRICE VENUS: FABRIZIO BONET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669819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PER PESO-PREZZATRICE VENUS: SIMONE STACCHIOL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9-893611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– DIEGO DUO’</text:p>
          </table:table-cell>
          <table:table-cell table:style-name="ce1" office:value-type="string" calcext:value-type="string">
            <text:p>NUOVO RAPPRESENTANTE GENNAIO-2020: DIEGO DUO’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02091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LANCIAI – DIEGO DUO’</text:p>
          </table:table-cell>
          <table:table-cell table:style-name="ce1" office:value-type="string" calcext:value-type="string">
            <text:p>NUOVO RAPPRESENTANTE GENNAIO-2020: DIEGO DUO’</text:p>
          </table:table-cell>
          <table:table-cell table:style-name="ce1"/>
          <table:table-cell table:style-name="ce20" office:value-type="string" calcext:value-type="string">
            <text:p><text:a xlink:href="mailto:d.duo@coopbilanciai.it" xlink:type="simple">d.duo@coopbilanciai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4285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32-9916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089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10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9-46481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391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NRIC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enricobissolo93@gmail.com" xlink:type="simple">enricobissolo93@g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50006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844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0016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1339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71431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828938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6140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 michela dopo ore 09.00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96155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56123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47151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0583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STRANIERO AMICONE ROMPIBAL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30368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61-9661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960262</text:p>
          </table:table-cell>
          <table:table-cell table:style-name="ce1" table:number-columns-repeated="60"/>
          <table:table-cell table:number-columns-repeated="960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 </text:p>
            <text:p>(ANDREA ORTOMERCATO CONFERMA CHE È QUEST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950338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 (LUIGI MARINCOZ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24471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34463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 ultimo aprile 2017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11160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LUIGI CHIAMARE PER VIAGG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8136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 (VECCHIO ??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1116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1173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1-55431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caenazzo.bocca@yahoo.it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9452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2027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6120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ATO</text:p>
          </table:table-cell>
          <table:table-cell table:style-name="ce1" office:value-type="string" calcext:value-type="string">
            <text:p>NICOLA (FIGLIO) ISOLA/BUTTAPIETRA PER GENTI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4382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5515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20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5800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0231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4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85184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0-8597116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244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5868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2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4369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1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3101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7021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67620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268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025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5006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78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96865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9-8923436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4-77170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075509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334653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107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73303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107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0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107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107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07439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2391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95625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83062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6632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028958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8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4590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5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7470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63848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490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61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46994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3-3706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5620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46940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7231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23552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7644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508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750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4892034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67520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905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58452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3677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86-7573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FIGLIA VALENTI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213443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1320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42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86226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242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MASSIMO TERELLE PER ATP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191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SIGNORA “FURBA CHE SA” DETTO DA MIRCO BRENNERO <text:s/>// in alternatva chiedere di nicolett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roberta.alzanese@officinecailotto.it" xlink:type="simple">roberta.alzanese@officinecailotto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LORO AGENZIA CHE SEGUE ATP: LONAR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61338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276079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10381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6567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1-62536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62536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1-15716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6814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1-6835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AUTISTA GROSS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338-49806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009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35438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7019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11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29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9611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KATIA – PER CARTO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2-59497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19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47016 (1)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595370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3101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1-53131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1-28611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1-28611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3311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0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6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21-45739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215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21-4910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391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3918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36140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390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70-2822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464300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3402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0-2822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3209514</text:p>
          </table:table-cell>
          <table:table-cell table:style-name="ce1" office:value-type="string" calcext:value-type="string">
            <text:p>VERZE, ZUCCHE, CAPPUCCI, GENTILE, LATTUG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6285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9717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LIL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8601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0188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5615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98708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2-6907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6907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2027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51863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1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42680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873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69312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NUOVO GESTORE – PIEO ANGELO MARROCHELLA (FILIALE IMPRESE CEREA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10384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NUOVO GESTORE – PIEO ANGELO MARROCHELLA (FILIALE IMPRESE CERE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262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NUOVO GESTORE – PIEO ANGELO MARROCHELLA (FILIALE IMPRESE CEREA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11-09325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NUOVO GESTORE – PIEO ANGELO MARROCHELLA (FILIALE IMPRESE CEREA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piero.marrocchella@intesasanpaolo.com" xlink:type="simple">piero.marrocchella@intesasanpaolo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01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2326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4442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575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65923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4300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08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geofu</text:p>
          </table:table-cell>
          <table:table-cell/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85145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61625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61626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8020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802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MATTIA PASET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10541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MATTIA PASET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045-66802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<text:s/>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2997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111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3-71505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3-71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40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40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LORIA (IMPIEGATA PER IMBALLAGG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6338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chiaravalleangelo@libero.it" xlink:type="simple">chiaravalleangelo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ARAVALLE ANGELO (AGENZIA TRASPORTI)</text:p>
          </table:table-cell>
          <table:table-cell table:style-name="ce1" office:value-type="string" calcext:value-type="string">
            <text:p>GAROFALO TRASPOR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51-29262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42706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675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5007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5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17220741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9-7782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9-767069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02487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9244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71-5039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23310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NUMERO VECCH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NUMERO PROVVISORIO NOVEMBRE 2017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595985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SOCIO ANTONIO (MERCE FIUMICINO?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9-316370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LLA LUIGI (AUTISTA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2-32440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60571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496023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84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84220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PROPAC SRL (HA ACQUISITO CIT: CENTRO IMBALLAGGIO TECNIC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63625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PROPAC SRL (HA ACQUISITO CIT: CENTRO IMBALLAGGIO TECNIC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filialenordest@propac.it" xlink:type="simple">filialenordest@propac.it</text:a>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33511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81650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998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4894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3830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6584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4366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96600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1-5543399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54343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85915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54636-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6509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863-803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8195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02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41236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49653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451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4555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4-5823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4-5823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65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60050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71702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8088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833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1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3717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3184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51819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ANCHE USATI (EURO € ?? O NOSTRI € 1,30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4201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3078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15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5015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0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2122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50366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21742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75317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0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41895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6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2-4580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78257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3709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21-4568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21-4914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15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1737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6040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603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8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60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36062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6363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51839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29952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369718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23264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16219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17526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36295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9686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607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606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11693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9034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358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85057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ilaria@studioformigari.it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<text:s/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5539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1379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8355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92531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9943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9539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9931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9398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6567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6567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0-6949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95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15402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15402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6090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2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7100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1750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7689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18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441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19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096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632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1151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84657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2-84657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3-8631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6912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1-28612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5733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643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9084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81214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1867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5522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30741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39825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4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11-00147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00147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RATT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6369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62-5205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62-53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62-5205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5111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11742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120213006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77514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8731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2639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5230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105894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2344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303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3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944258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6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31267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76284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762847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15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014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SSISTENZA@ES-I.IT" xlink:type="simple">ASSISTENZA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ABORATORIO@ES-I.IT" xlink:type="simple">LABORATORIO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ANUTENZIONI@ES-I.IT" xlink:type="simple">MANUTENZIONI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ETROLOGIA@ES-I.IT" xlink:type="simple">METROLOGIA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COMMERCIALE@ES-I.IT" xlink:type="simple">COMMERCIALE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SERVIZIORICAMBI@ES-I.IT" xlink:type="simple">SERVIZIORICAMBI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ES-I.IT" xlink:type="simple">INFO@ES-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9556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6033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20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95382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711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5-9003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910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24345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0597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12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717725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2-26949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903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24100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903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903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0-35305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35305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35428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5041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1256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074080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82653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RCO (FIGLIO TITOLARE ??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074080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0531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7471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2939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836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PER CASSE IFCO ANTON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61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6819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5749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9-5735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9-55808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5-1206816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40" office:value-type="string" calcext:value-type="string">
            <text:p>0426-993818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40" office:value-type="string" calcext:value-type="string">
            <text:p>0426-43297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2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26607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2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33181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2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92522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9776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69499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841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98306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9841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61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VERONICA PER SCARTI MELO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69397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42-4280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9408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94028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03259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5-4126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4155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42218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42225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6490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3315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3302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26405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30-26405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392182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44" office:value-type="string" calcext:value-type="string">
            <text:p><text:s/>(stefano martinelli ufficio acquisti esce alle 15.00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26405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44" office:value-type="string" calcext:value-type="string">
            <text:p>stefano martinelli (sostituisce tommaso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9781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45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7231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45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541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540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1454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14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102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08354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84467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10-74567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74567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784916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400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9953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402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111893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97648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4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69322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5847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520878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2-531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254715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500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5370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971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769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769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1926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8249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844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4110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81288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71531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450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246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42-920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18258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8425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842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6020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667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67543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7237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7209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842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376-71407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842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7654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4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61587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4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44465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5109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894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ACCA (PER TRATTORE)=&gt; VEDI SOFFIATI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ACCAROLI SIM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37497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ACCAROLI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42470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606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 (STEFANO?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32-6122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5205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0-4354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4151457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1834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35-835451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8649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83545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83545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1-06409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1-0640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1-06408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71-0640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72592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1-45262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003864161335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0386533349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qualità@fruttafrescasrl.com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0386415254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6-19409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2727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6-412942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2727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2722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5647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536-9680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36-96825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1-94703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1-9471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626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097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0-6546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685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0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76448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7021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7020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309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02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3177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285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020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326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2197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80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6107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9-59832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fresscot@alice.it" xlink:type="simple">fresscot@alice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9-990373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682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6660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ATTI POSTEGGI VERON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78259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150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4109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4952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41228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68729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6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0117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5381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551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414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937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413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9428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3034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85095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32-2837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4917377771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049-(0)89767011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049-(0)897782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22972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2994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0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4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73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05743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6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8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0264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FIGLIO (ALESSANDR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045268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755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701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072707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60325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NELLO GABRIELE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ufficio.isola@studiogaio.com" xlink:type="simple">ufficio.isola@studiogaio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77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7395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850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20" office:value-type="string" calcext:value-type="string">
            <text:p>VEDI FILIPPI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2-50957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3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02562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0283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9" office:value-type="string" calcext:value-type="string">
            <text:p>agripiu.<text:a xlink:href="mailto:studio@gmail.com" xlink:type="simple">studio@gmail.com</text:a></text:p>
          </table:table-cell>
          <table:table-cell table:style-name="ce79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0283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76-6615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17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612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32578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05783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43069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5-4393019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205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5848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35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30470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8002315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0611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1440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4600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1440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6919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53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5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76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8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175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920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920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56182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32-75046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532-7504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6721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8945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60007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19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8430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ICATO 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733-2844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4309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9-216035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939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939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5384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5384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5384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5384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53840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CELL</text:p>
          </table:table-cell>
          <table:table-cell table:style-name="ce79" office:value-type="string" calcext:value-type="string">
            <text:p>348-0128840</text:p>
          </table:table-cell>
          <table:table-cell table:style-name="ce79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TEL</text:p>
          </table:table-cell>
          <table:table-cell table:style-name="ce79" office:value-type="string" calcext:value-type="string">
            <text:p>049-8538401</text:p>
          </table:table-cell>
          <table:table-cell table:style-name="ce79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TEL</text:p>
          </table:table-cell>
          <table:table-cell table:style-name="ce79" office:value-type="string" calcext:value-type="string">
            <text:p>049-8538441</text:p>
          </table:table-cell>
          <table:table-cell table:style-name="ce79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mail</text:p>
          </table:table-cell>
          <table:table-cell table:style-name="ce79" office:value-type="string" calcext:value-type="string">
            <text:p><text:a xlink:href="mailto:francesco.chiarelli@ifco.com" xlink:type="simple">francesco.chiarelli@ifco.com</text:a></text:p>
          </table:table-cell>
          <table:table-cell table:style-name="ce79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050605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 BANCA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049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BANCALI: <text:s/>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038386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301068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3-4702691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4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50497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19122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51-04678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31666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588830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71569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8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022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5738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3491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MIRCO DAL SANTO PER CAMION NUOV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6-698349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NADIA (BACK OFFIC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045-863128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42" office:value-type="string" calcext:value-type="string">
            <text:p>VENDITORE – SIG.AVOSSA RAFFAELE</text:p>
          </table:table-cell>
          <table:table-cell table:style-name="ce42" office:value-type="string" calcext:value-type="string">
            <text:p>CELL</text:p>
          </table:table-cell>
          <table:table-cell table:style-name="ce81" office:value-type="string" calcext:value-type="string">
            <text:p>335-48251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8598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3921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3921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16951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691093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2135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20"/>
          <table:table-cell table:style-name="ce1" table:number-columns-repeated="58"/>
          <table:table-cell table:number-columns-repeated="960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537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4570003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3450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48189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2624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4334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LANO (VOLANTI – RIMINI) (BAGNOLINI PAOLA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7829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ORTOLANO (VOLANTI – RIMINI) (BAGNOLINI PA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7341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5-845827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16368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5-849453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unicasrl@lunica.it" xlink:type="simple">lunicasrl@lunica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845535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845537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752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9201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45171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06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44517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1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869967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86996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7792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524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3693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982603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2-982605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9-76342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2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59059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3411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01131903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18621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19676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1971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807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7441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2217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TONIERE PER CANALI - GIUSEPPE</text:p>
          </table:table-cell>
          <table:table-cell table:style-name="ce73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1885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448479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24622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06398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0-3036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6017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2045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8405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40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22-3661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2-3827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2-5063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866390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800343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102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2140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9001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510514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 (mort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400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363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5460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571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66907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112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3489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7188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0-97188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3736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09120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1372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4124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64558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3305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290311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20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16217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82331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1-286168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1-286170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51831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87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5-819322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4691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4691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54858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3090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9307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53126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4821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229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8055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6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61659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72115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55812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503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0-232604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28822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34752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64082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4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1-99279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4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CHRISTIAN (MAESTRI) – PER PAGAMEN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1898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6-4361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08239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1-9326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93200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4416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6033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944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8500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3-7012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316310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3-326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3-3446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107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9017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6-3403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gricola.manfrin@alice.it" xlink:type="simple">agricola.manfrin@alice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34036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9300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95093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2024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620174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584991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0273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0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020933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0-88180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213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5905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05747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06840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2015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66583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2611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4-6410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4255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6004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010337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3002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944071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80124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97966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6779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350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208353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760962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9-77208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773796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108977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922279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35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08140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26086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2024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700177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8334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8342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710688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6-634534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23054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51592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8672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286710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86711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3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 GIMM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553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897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72045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OZZI MAURIZIO</text:p>
          </table:table-cell>
          <table:table-cell table:style-name="ce1" office:value-type="string" calcext:value-type="string">
            <text:p>PER LAVORI PIAZZA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7208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18082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 (MELONI GIMM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6900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28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63859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31-27017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4929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8607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73315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75315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35-591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16116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35-4112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35-590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90669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32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21462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514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1532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681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33286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753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1882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04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063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1646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290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2522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33283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4287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08367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9399136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75-8312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5-7802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91441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935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935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331456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(ULTIMO 2016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77-29148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qui risponde (dicembre 2017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242657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550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5500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156989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709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702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2280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1073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185558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18665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9-95622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POLI TRANS (SEDE EB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18424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POLI TRANS (SEDE LATINA)</text:p>
          </table:table-cell>
          <table:table-cell table:style-name="ce1" office:value-type="string" calcext:value-type="string">
            <text:p>DANIELE (RESP. CARICH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4-06353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1-49509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35107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965137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835453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83545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362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7-3120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7-3120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7-6315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7-3842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651907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7203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92736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1236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5000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42" office:value-type="string" calcext:value-type="string">
            <text:p>NOMINATIVO</text:p>
          </table:table-cell>
          <table:table-cell table:style-name="ce42"/>
          <table:table-cell table:style-name="ce42" office:value-type="string" calcext:value-type="string">
            <text:p>TIPO</text:p>
          </table:table-cell>
          <table:table-cell table:style-name="ce81" office:value-type="string" calcext:value-type="string">
            <text:p>NUMERO</text:p>
          </table:table-cell>
          <table:table-cell table:style-name="ce42" office:value-type="string" calcext:value-type="string">
            <text:p>NOTE</text:p>
          </table:table-cell>
          <table:table-cell table:style-name="ce42"/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08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4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3079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308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32-61259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5741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6312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31230</text:p>
          </table:table-cell>
          <table:table-cell table:style-name="ce1" table:number-columns-repeated="60"/>
          <table:table-cell table:number-columns-repeated="960"/>
        </table:table-row>
        <table:table-row table:style-name="ro5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CENTRALINO</text:p>
            <text:p>(CHIAMARE QUI PER TARATURA CRONOTACHIGRAFO INTERNO 1)</text:p>
            <text:p>2024 PARLATO CON RICCARD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312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table:number-columns-repeated="3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23381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33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4184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7391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7304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83508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56459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4445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8948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4031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172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55109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1-28618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1-28617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9743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664627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7550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935577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93592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7467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41228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4122874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28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3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604522</text:p>
          </table:table-cell>
          <table:table-cell table:style-name="ce1" table:number-columns-repeated="60"/>
          <table:table-cell table:number-columns-repeated="960"/>
        </table:table-row>
        <table:table-row table:style-name="ro6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19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5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25-6075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034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IGLIO BASSANI ** STEF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371365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42524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42524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460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21010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165192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035-42524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95286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27257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16519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42524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9528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9587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348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2241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4598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ortofruttacastello.com" xlink:type="simple">info@ortofruttacastello.com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9587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93236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953522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4148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95355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886552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5-41619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970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51589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5159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1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8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43" office:value-type="string" calcext:value-type="string">
            <text:p>ORTOMERCATO (SEVEN SPA)</text:p>
          </table:table-cell>
          <table:table-cell table:style-name="ce43" office:value-type="string" calcext:value-type="string">
            <text:p>BAGGIA (NUMERO NUOVO)</text:p>
          </table:table-cell>
          <table:table-cell table:style-name="ce43" office:value-type="string" calcext:value-type="string">
            <text:p>CELL</text:p>
          </table:table-cell>
          <table:table-cell table:style-name="ce83" office:value-type="string" calcext:value-type="string">
            <text:p>340-29678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43" office:value-type="string" calcext:value-type="string">
            <text:p>ORTOMERCATO (SEVEN SPA)</text:p>
          </table:table-cell>
          <table:table-cell table:style-name="ce43" office:value-type="string" calcext:value-type="string">
            <text:p>NICOLA TREVISAN</text:p>
          </table:table-cell>
          <table:table-cell table:style-name="ce43" office:value-type="string" calcext:value-type="string">
            <text:p>CELL</text:p>
          </table:table-cell>
          <table:table-cell table:style-name="ce83" office:value-type="string" calcext:value-type="string">
            <text:p>337-13261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4002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4006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ANDREA RIGOT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40064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662237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70576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547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33091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41175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95948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7709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770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4018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9301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683976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297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62920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94970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7-9237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73-7397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3-7399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7673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3-62616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74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9576152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74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957615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71-82001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1-8123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6687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1976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29000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9500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95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2-488401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4884094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457064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457121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957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1-54958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958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1376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1131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1193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496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44528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30257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1023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7073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429161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646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8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28430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6507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034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22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4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1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69840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7733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0551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3469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840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67183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71902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8402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13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843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90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6-642321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0947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80731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06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72006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373579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2543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642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87771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9644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eco_sicura@alice.it" xlink:type="simple">eco_sicura@alice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93127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4-5722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5722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AGENTE: FRANCO POLA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93127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77" office:value-type="string" calcext:value-type="string">
            <text:p>tran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7186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4575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61815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51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6563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5364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-24702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2251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3762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335-63762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0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19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23-59207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4359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10924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3-5923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742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73-66405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1967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51930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187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180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(ORTOPORRINI)</text:p>
          </table:table-cell>
          <table:table-cell table:style-name="ce1" office:value-type="string" calcext:value-type="string">
            <text:p>DENIS (hanno gentile tutto l’anno tranne gennaio e febbra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7886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(ORTOPOR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187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RRINI (ORTOPORRIN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porrini75@gmail.com" xlink:type="simple">porrini75@g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92399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7300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080798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126002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905306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“UFFICIO” PALMIRA?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2-9933691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033 6095472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VISA (TRASPORTI PROMAPRIM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75-2820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6296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400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11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5-8126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8101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5-42403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45238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7210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66484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63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103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9723396 (-7)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LUCA DALL'IG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487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4-3490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3490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51311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5132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21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9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6941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0268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(GIONATA CORZANI) rappresentante Giorgio?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68915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45-834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5-8787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105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2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6008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38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6140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38585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39810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1593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85481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3011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0030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30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64654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: IMPIEGATA GIAD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003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9068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9009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0711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53266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21-77719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232849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28-6311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ogistica@roccotrasporti.it" xlink:type="simple">logistica@roccotrasporti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6311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242191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8405</text:p>
          </table:table-cell>
          <table:table-cell table:style-name="ce1" table:number-columns-repeated="60"/>
          <table:table-cell table:number-columns-repeated="960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66589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752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4-8513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34-85744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80977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8942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 office:value-type="string" calcext:value-type="string">
            <text:p>FIGLIO OMA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61467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30559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690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30559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449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31-2756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31-2753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1790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FIGLIO FILIPPO PER PAGAMENTI</text:p>
          </table:table-cell>
          <table:table-cell table:style-name="ce1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4488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45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40"/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86774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EVENZIONE SUL LAVORO SRL (AYYAD EX SALUTE E SICUREZZ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48535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EVENZIONE SUL LAVORO SRL (AYYAD EX SALUTE E SICUREZZA)</text:p>
          </table:table-cell>
          <table:table-cell table:style-name="ce1" office:value-type="string" calcext:value-type="string">
            <text:p>AYYAD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0832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EVENZIONE SUL LAVORO SRL (AYYAD EX SALUTE E SICUREZZA)</text:p>
          </table:table-cell>
          <table:table-cell table:style-name="ce1" office:value-type="string" calcext:value-type="string">
            <text:p>AYYAD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yyad@prevenzionesullavoro.it" xlink:type="simple">ayyad@prevenzionesullavo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EVENZIONE SUL LAVORO SRL (AYYAD EX SALUTE E SICUREZZA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mministrazione@prevenzionesullavoro.it" xlink:type="simple">amministrazione@prevenzionesullavo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017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706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5431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68406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5-666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58895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9334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27422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9-954117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721208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5178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2120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37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48009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3968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AT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4705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0655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06559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21181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3160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51350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98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1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 ** <text:s/>VINCENZO (QUELLO DUR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083274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1007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007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61447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462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4143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Z.AGR.SCOLARI</text:p>
          </table:table-cell>
          <table:table-cell table:style-name="ce1" office:value-type="string" calcext:value-type="string">
            <text:p>PER PERPERONE VERDI 4/12/2020 – Enrico??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33851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20" office:value-type="string" calcext:value-type="string">
            <text:p>340-406989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917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3-6220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2791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017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2-14261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21850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9350669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2-24104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2441109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4116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23062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2721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81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40923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973307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33515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8-19993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7903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8-93703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23582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7-6745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1330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547-6726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546714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7-6745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41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0-80099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42" office:value-type="string" calcext:value-type="string">
            <text:p>RESP.ACQ MAURO RUDELLO</text:p>
          </table:table-cell>
          <table:table-cell table:style-name="ce42" office:value-type="string" calcext:value-type="string">
            <text:p>CELL</text:p>
          </table:table-cell>
          <table:table-cell table:style-name="ce81" office:value-type="string" calcext:value-type="string">
            <text:p>360-4230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568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90705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90702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90705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4-4156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470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4349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0-99333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6132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77" office:value-type="string" calcext:value-type="string">
            <text:p>338-73733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77" office:value-type="string" calcext:value-type="string">
            <text:p>02-575840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7" office:value-type="string" calcext:value-type="string">
            <text:p>02-575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0-993339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701483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77" office:value-type="string" calcext:value-type="string">
            <text:p>030-701483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6-66776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0588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0-701481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op320112@sma.it" xlink:type="simple">op320112@sma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77" office:value-type="string" calcext:value-type="string">
            <text:p>02-575833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77" office:value-type="string" calcext:value-type="string">
            <text:p>030-993332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77" office:value-type="string" calcext:value-type="string">
            <text:p>030-9933393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701484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412389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60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790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0101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41239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3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4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257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E BETTINELLI (ufficio acquist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3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3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DAVIDE GROSSI (DIRETT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5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10-83353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 (MERCOLEDI/GIOVEDI’) 08.30 &gt; 12.30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7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gr_ufficiopagamenti@sogegross.it" xlink:type="simple">gr_ufficiopagamenti@sogegross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ENTRALINO CHIEDERE DELL’UFFICIO CONTROLLO ORTOFRUTTA SIG.TASSARA DANIELA: UFFICIO CONTROLLO FATTURE (PER DIFFERENZE SU PAGAMENTI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833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table:number-columns-repeated="3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28058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131-8545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31-8544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018523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2161400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9-504640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0820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08205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4461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716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716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0-4934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80365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650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3651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3608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51888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6520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1510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4937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2297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52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050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6254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0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5002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5649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3045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941026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04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429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86-8024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80330818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2832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68401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82008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4764885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8522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317256243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317256731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02862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2519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5038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7306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80201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5463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0080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1231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20"/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TERRAMORE</text:p>
          </table:table-cell>
          <table:table-cell table:style-name="ce1" office:value-type="string" calcext:value-type="string">
            <text:p>TEL</text:p>
          </table:table-cell>
          <table:table-cell table:style-name="ce20"/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 – OP ARMONIA</text:p>
          </table:table-cell>
          <table:table-cell table:style-name="ce1" office:value-type="string" calcext:value-type="string">
            <text:p>UFFICIO ARMON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9-7785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9-7780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64100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850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32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06335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850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2514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33208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39627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667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3314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-855034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3314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506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913573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4-74755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11139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751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751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781373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781361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2725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8008469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661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8232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6-3371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1-49011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901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41144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6391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3007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5644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344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001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1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32237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MOGLIE RINALDI GRAZIELLA 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7732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10843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03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59"/>
          <table:table-cell table:number-columns-repeated="960"/>
        </table:table-row>
        <table:table-row table:style-name="ro6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0-30701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0-3040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1148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54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004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93861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059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106019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75" office:value-type="string" calcext:value-type="string">
            <text:p>NICOLETTA (COMMERCIALE)<text:span text:style-name="T1"> non lavora più qui</text:span></text:p>
          </table:table-cell>
          <table:table-cell table:style-name="ce75" office:value-type="string" calcext:value-type="string">
            <text:p>CELL</text:p>
          </table:table-cell>
          <table:table-cell table:style-name="ce84" office:value-type="string" calcext:value-type="string">
            <text:p>328-19354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938507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5115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7398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 office:value-type="string" calcext:value-type="string">
            <text:p>PER BANCA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33134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4688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1-9156187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71-9189811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60455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91042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67419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5074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5821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3259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142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85" office:value-type="string" calcext:value-type="string">
            <text:p>0425-6077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85" office:value-type="string" calcext:value-type="string">
            <text:p>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TO CHIOGGIA: PARLARE CON GIUSI O MARCO</text:p>
          </table:table-cell>
          <table:table-cell table:style-name="ce1" office:value-type="string" calcext:value-type="string">
            <text:p>TEL</text:p>
          </table:table-cell>
          <table:table-cell table:style-name="ce85" office:value-type="string" calcext:value-type="string">
            <text:p>041-4982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O CHIOGGIA. MARCO</text:p>
          </table:table-cell>
          <table:table-cell table:style-name="ce1" office:value-type="string" calcext:value-type="string">
            <text:p>CELL</text:p>
          </table:table-cell>
          <table:table-cell table:style-name="ce85" office:value-type="string" calcext:value-type="string">
            <text:p>347-59190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60785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01545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17505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51071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71185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68630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3665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57563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2239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7967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618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8990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zanattacarlo.it" xlink:type="simple">info@zanattacarlo.it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41247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0049-17684493852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049-803180726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trifrutta.de" xlink:type="simple">info@trifrutta.de</text:a></text:p>
          </table:table-cell>
          <table:table-cell table:style-name="ce20"/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049-176999354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107937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960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7551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6391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9566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52899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2-551077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0228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4611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?? 347-604263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37019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6620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1480608</text:p>
          </table:table-cell>
          <table:table-cell table:style-name="ce1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ELISABETTA BIANCHI (PER SABATI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115554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0107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00192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20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27185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81228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COGNATO (AGONOMO): SIMON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453752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1299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21163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0079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0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70800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7029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49590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7123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20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26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0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0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48714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49390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CELL</text:p>
          </table:table-cell>
          <table:table-cell table:style-name="ce79" office:value-type="string" calcext:value-type="string">
            <text:p>334-695796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MAIL</text:p>
          </table:table-cell>
          <table:table-cell table:style-name="ce79" office:value-type="string" calcext:value-type="string">
            <text:p><text:a xlink:href="mailto:gianluca.goltara@unicredit.eu" xlink:type="simple">gianluca.goltara@unicredit.eu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ELENA (SEGUE LE IMPRESE)</text:p>
          </table:table-cell>
          <table:table-cell table:style-name="ce1" office:value-type="string" calcext:value-type="string">
            <text:p>TEL</text:p>
          </table:table-cell>
          <table:table-cell table:style-name="ce86" office:value-type="string" calcext:value-type="string">
            <text:p>045-487154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TEL</text:p>
          </table:table-cell>
          <table:table-cell table:style-name="ce86" office:value-type="string" calcext:value-type="string">
            <text:p>045-487154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CAPO AREA GESTORE IMPRESE– ALESSANDRO BRENTATO</text:p>
          </table:table-cell>
          <table:table-cell table:style-name="ce1" office:value-type="string" calcext:value-type="string">
            <text:p>CELL</text:p>
          </table:table-cell>
          <table:table-cell table:style-name="ce86" office:value-type="string" calcext:value-type="string">
            <text:p>334-695796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6" office:value-type="string" calcext:value-type="string">
            <text:p>UNICREDIT</text:p>
          </table:table-cell>
          <table:table-cell table:style-name="ce6" office:value-type="string" calcext:value-type="string">
            <text:p>GESTORE IMPRESE – ROBERTO SCEVAROLI</text:p>
          </table:table-cell>
          <table:table-cell table:style-name="ce6" office:value-type="string" calcext:value-type="string">
            <text:p>CELL</text:p>
          </table:table-cell>
          <table:table-cell table:style-name="ce27" office:value-type="string" calcext:value-type="string">
            <text:p>334-69579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7" office:value-type="string" calcext:value-type="string">
            <text:p>UNICREDIT</text:p>
          </table:table-cell>
          <table:table-cell table:style-name="ce7" office:value-type="string" calcext:value-type="string">
            <text:p>GESTORE IMPRESE – ROBERTO SCEVAROLI</text:p>
          </table:table-cell>
          <table:table-cell table:style-name="ce7" office:value-type="string" calcext:value-type="string">
            <text:p>MAIL</text:p>
          </table:table-cell>
          <table:table-cell table:style-name="ce28" office:value-type="string" calcext:value-type="string">
            <text:p><text:a xlink:href="mailto:Roberto.Scevaroli@unicredit.eu" xlink:type="simple">Roberto.Scevaroli@unicredit.eu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7" office:value-type="string" calcext:value-type="string">
            <text:p>UNICREDIT</text:p>
          </table:table-cell>
          <table:table-cell table:style-name="ce7" office:value-type="string" calcext:value-type="string">
            <text:p>GESTORE IMPRESE – ROBERTO SCEVAROLI</text:p>
          </table:table-cell>
          <table:table-cell table:style-name="ce7" office:value-type="string" calcext:value-type="string">
            <text:p>TEL</text:p>
          </table:table-cell>
          <table:table-cell table:style-name="ce28" office:value-type="string" calcext:value-type="string">
            <text:p>045-487158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7" office:value-type="string" calcext:value-type="string">
            <text:p>UNICREDIT</text:p>
          </table:table-cell>
          <table:table-cell table:style-name="ce7" office:value-type="string" calcext:value-type="string">
            <text:p>GESTORE IMPRESE – ROBERTO SCEVAROLI</text:p>
          </table:table-cell>
          <table:table-cell table:style-name="ce7" office:value-type="string" calcext:value-type="string">
            <text:p>FAX</text:p>
          </table:table-cell>
          <table:table-cell table:style-name="ce28" office:value-type="string" calcext:value-type="string">
            <text:p>045-49392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GESTORE IMPRESE</text:p>
          </table:table-cell>
          <table:table-cell table:style-name="ce1" office:value-type="string" calcext:value-type="string">
            <text:p>CELL</text:p>
          </table:table-cell>
          <table:table-cell table:style-name="ce86" office:value-type="string" calcext:value-type="string">
            <text:p>339-75434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GESTORE IMPRESE</text:p>
          </table:table-cell>
          <table:table-cell table:style-name="ce1" office:value-type="string" calcext:value-type="string">
            <text:p>MAIL</text:p>
          </table:table-cell>
          <table:table-cell table:style-name="ce86" office:value-type="string" calcext:value-type="string">
            <text:p><text:a xlink:href="mailto:Stefano.Bindella@unicredit.eu" xlink:type="simple">Stefano.Bindella@unicredit.eu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88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034964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000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00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88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UFFICIO PAGHE/ASSUNZIONI: LA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88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UFFICIO PAGHE/ASSUNZIONI: LARA (2018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62881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3054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3054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1-31739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41-5925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69152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7961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921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503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TECNICO CHE VIENE QUI (PICCOLOMAGR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347-54712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varasnc.com" xlink:type="simple">info@varasnc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600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86-8025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2752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697211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2225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225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013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18833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68334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9014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6-48058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187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8272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96084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6007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040523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32-5202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2-52022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979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0683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955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6609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769030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84-3921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5682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124273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08320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13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312362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5-00377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60513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0513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87767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75172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8245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84442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98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9811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981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9817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981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9981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40" office:value-type="string" calcext:value-type="string">
            <text:p>0382-34282</text:p>
          </table:table-cell>
          <table:table-cell table:number-columns-repeated="2"/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3316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5299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32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3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380190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7862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2-15000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85669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6439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50757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2293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3635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6372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04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56308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5155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5155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9-79894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59-97728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9-977219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4858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7-3356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0012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OGLIE CLEMENT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12588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71334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463654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42-6412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6412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42-42948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1315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131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42-4292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450520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69677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868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PER BANCALI RESI MARTIN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1-48682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1-4869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4-61176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60"/>
          <table:table-cell table:number-columns-repeated="960"/>
        </table:table-row>
        <table:table-row table:style-name="ro6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98951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51970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UFFICIO (PER PAGAMENTI FABIO) chiamare dall e9.30 alle 10.30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10-5018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LA RADICE</text:p>
          </table:table-cell>
          <table:table-cell table:style-name="ce1" office:value-type="string" calcext:value-type="string">
            <text:p>(NON TRATTANO) BANCALI USATI COME I NOSTRI</text:p>
          </table:table-cell>
          <table:table-cell table:style-name="ce1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IGENERA PALLET (NUMERO DATOCI DALLA RADICE) (STRADA LA RIZZA)</text:p>
          </table:table-cell>
          <table:table-cell table:style-name="ce1" office:value-type="string" calcext:value-type="string">
            <text:p>HA BANCALI USATI COME I NOSTRI MA LI HA GIA VENDUTI PER ALTRI CLIENT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52408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 office:value-type="string" calcext:value-type="string">
            <text:p>TITOLARE STEFA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62566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3-9498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3-94620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185771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863-18576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 office:value-type="string" calcext:value-type="string">
            <text:p>IMPIEGATA??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9464536</text:p>
          </table:table-cell>
          <table:table-cell table:style-name="ce1" table:number-columns-repeated="60"/>
          <table:table-cell table:number-columns-repeated="960"/>
        </table:table-row>
        <table:table-row table:style-name="ro6">
          <table:table-cell table:style-name="ce1" office:value-type="string" calcext:value-type="string">
            <text:p>PERINI EZIO (AZIENDA AGRICOLA CASELLE DI ISOLA DELLA SCALA)</text:p>
          </table:table-cell>
          <table:table-cell table:style-name="ce1" office:value-type="string" calcext:value-type="string">
            <text:p>CAPPUCCI VERZE ZUCCHINI – LAVORA PER F.LLI BRUNO</text:p>
            <text:p>25000 PIANTE CAPPUCC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8-185908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NTOIN PALLET (MAROCCHINO)</text:p>
          </table:table-cell>
          <table:table-cell table:style-name="ce1" office:value-type="string" calcext:value-type="string">
            <text:p>PALLE COME NS 100X120 COSTO € 1,50 – RITIRA PALLET FUORI MISURA € 1,00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680249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CIPIONI GIANLUCA (AVEZZANO PER RADICCH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80941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CUG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86-80281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616629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.ristagno@icloud.com" xlink:type="simple">m.ristagno@icloud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EMEA (CEN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5102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349-233139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.bellini@profima.it" xlink:type="simple">m.bellini@profima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IELLA LEASING</text:p>
          </table:table-cell>
          <table:table-cell table:style-name="ce1" office:value-type="string" calcext:value-type="string">
            <text:p>AGENTE: MANCUSO ANGE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6210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TARNJEET</text:p>
          </table:table-cell>
          <table:table-cell table:style-name="ce1" office:value-type="string" calcext:value-type="string">
            <text:p>PORTATO UN PO’ DI CAPPUCCI 2017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60617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0332 40 20 29 1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00332 40 20 27 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0336 71 65 18 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0332 40 20 49 8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arco@avelwest.fr" xlink:type="simple">marco@avelwest.fr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VELWEST (COMPRATO RADICCHIO TRAMITE TERAZZAN ESTATE 2017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20" office:value-type="string" calcext:value-type="string">
            <text:p>Www.avelwest.fr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VENDITORE FEDERI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ri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54563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2-541078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ITALIAN AMERICAN MUSHROOMS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nuovaiamsrl@legalmail.it" xlink:type="simple">nuovaiamsrl@legalmail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ITALIAN AMERICAN MUSHROOMS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ilano@iamfunghi.com" xlink:type="simple">milano@iamfunghi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CONTABILIT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commerciale@iamfunghi.com" xlink:type="simple">commerciale@iamfunghi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FASTWEB</text:p>
          </table:table-cell>
          <table:table-cell table:style-name="ce1" office:value-type="string" calcext:value-type="string">
            <text:p>SERVIZIO CLIEN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19219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2717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BERTOLANI ELISA (COLLEGA POMA GIGLIOLA)</text:p>
          </table:table-cell>
          <table:table-cell table:style-name="ce1" office:value-type="string" calcext:value-type="string">
            <text:p>MAIL</text:p>
          </table:table-cell>
          <table:table-cell table:style-name="ce88" office:value-type="string" calcext:value-type="string">
            <text:p><text:a xlink:href="https://mail.libero.it/appsuite/#" xlink:type="simple">elisa.bertolani@intesasanpaolo.com</text:a> 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TEL</text:p>
          </table:table-cell>
          <table:table-cell table:style-name="ce86" office:value-type="string" calcext:value-type="string">
            <text:p>045-82717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CELL</text:p>
          </table:table-cell>
          <table:table-cell table:style-name="ce86" office:value-type="string" calcext:value-type="string">
            <text:p>334-600616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FAX</text:p>
          </table:table-cell>
          <table:table-cell table:style-name="ce86" office:value-type="string" calcext:value-type="string">
            <text:p>011-093480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MAIL</text:p>
          </table:table-cell>
          <table:table-cell table:style-name="ce88" office:value-type="string" calcext:value-type="string">
            <text:p><text:a xlink:href="mailto:elena.fabiani1@intesasanpaolo.com" xlink:type="simple">elena.fabiani1@intesasanpaolo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OSTINO PALLET USATI VERONA</text:p>
          </table:table-cell>
          <table:table-cell table:style-name="ce1" office:value-type="string" calcext:value-type="string">
            <text:p>PREZZO 1,80 / 2,00 CHIAMATO LUI FEBBARIO 2018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52408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135661</text:p>
          </table:table-cell>
          <table:table-cell table:style-name="ce1" office:value-type="string" calcext:value-type="string">
            <text:p>porro da fine luglio inizio agosto fino a fine aprile circ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71356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659241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f.ziviani@libero.it" xlink:type="simple">f.ziviani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societaagricolaziviani@pec.coldiretti.it" xlink:type="simple">societaagricolaziviani@pec.coldiretti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FIORIO SPA (PER COMPRESSORI)</text:p>
          </table:table-cell>
          <table:table-cell table:style-name="ce1" office:value-type="string" calcext:value-type="string">
            <text:p>MANUTENZIONI COMPRESSORI</text:p>
          </table:table-cell>
          <table:table-cell table:style-name="ce1"/>
          <table:table-cell table:style-name="ce20" office:value-type="string" calcext:value-type="string">
            <text:p>045-67033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JESSICA PER INSTALLAZ (INTERNO 2 INTERNO 2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23-7884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PRENOTARE SIA PESO/PREZZATRICE+MACCHINA</text:p>
          </table:table-cell>
          <table:table-cell table:style-name="ce1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MERCOLEDI GIOVEDI’ chiamare dopo le 9</text:p>
          </table:table-cell>
          <table:table-cell table:style-name="ce1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CENTRO SALUS NOGARA</text:p>
          </table:table-cell>
          <table:table-cell table:style-name="ce1" office:value-type="string" calcext:value-type="string">
            <text:p>PER CHECK UP GIORG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2-890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ZEVIO (VR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ntonio.troiani@rossettogroup.it" xlink:type="simple">antonio.troiani@rossettogroup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60945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ABRAM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ortofrutta.logistica@rossettogroup.it" xlink:type="simple">ortofrutta.logistica@rossettogroup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ABRAMO</text:p>
          </table:table-cell>
          <table:table-cell table:style-name="ce1" office:value-type="string" calcext:value-type="string">
            <text:p>TEL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FIUMICINO – EUGENIO (O FORSE DIE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4246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PER PAG.ROBERTA (SORELLA DEL TITOLAR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1822</text:p>
          </table:table-cell>
          <table:table-cell table:style-name="ce1" office:value-type="string" calcext:value-type="string">
            <text:p>POSTEGGIO PADOV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DA RE FORTUNATO DI DA RE MARIO E LUCA &amp; 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702953</text:p>
          </table:table-cell>
          <table:table-cell table:style-name="ce1" office:value-type="string" calcext:value-type="string">
            <text:p>POSTEGGIO PADOVA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table:style-name="ce1" office:value-type="string" calcext:value-type="string">
            <text:p>DA RE FORTUNATO DI DA RE MARIO E LUCA &amp; C.</text:p>
          </table:table-cell>
          <table:table-cell table:style-name="ce43" office:value-type="string" calcext:value-type="string">
            <text:p>VENDITORE MASSIMO (ora passato da REMAGI)</text:p>
          </table:table-cell>
          <table:table-cell table:style-name="ce43" office:value-type="string" calcext:value-type="string">
            <text:p>CELL</text:p>
          </table:table-cell>
          <table:table-cell table:style-name="ce83" office:value-type="string" calcext:value-type="string">
            <text:p>349-0894348</text:p>
          </table:table-cell>
          <table:table-cell table:style-name="ce1" office:value-type="string" calcext:value-type="string">
            <text:p>POSTEGGIO PADOVA</text:p>
          </table:table-cell>
          <table:table-cell table:style-name="ce1" table:number-columns-repeated="59"/>
          <table:table-cell table:number-columns-repeated="960"/>
        </table:table-row>
        <table:table-row table:style-name="ro2" table:number-rows-repeated="2">
          <table:table-cell table:style-name="ce1"/>
          <table:table-cell table:style-name="ce43" table:number-columns-repeated="2"/>
          <table:table-cell table:style-name="ce83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GOBBI BATTISTA (PROPRIETARIO) MARITO GOBBI LUCIA</text:p>
          </table:table-cell>
          <table:table-cell table:style-name="ce1" office:value-type="string" calcext:value-type="string">
            <text:p>CONFINANTE TERRA NOGARA STATAL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82269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OAMICO (POSTEGGIO TORINO)</text:p>
          </table:table-cell>
          <table:table-cell table:style-name="ce1" office:value-type="string" calcext:value-type="string">
            <text:p>VENDITORE ALF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70536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OSETTO RENATO</text:p>
          </table:table-cell>
          <table:table-cell table:style-name="ce1" office:value-type="string" calcext:value-type="string">
            <text:p>PER FERRO VECCHIO (SEMBRA UN DROGAT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70218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PICCOLETTO CON CAPELLI LUNGH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9-11401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ERTI ALESSANDRO – CORPORATE SPECIALIST</text:p>
          </table:table-cell>
          <table:table-cell table:style-name="ce1" office:value-type="string" calcext:value-type="string">
            <text:p>(NOME PASSATOCI DA TURC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700927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ERTI ALESSANDRO – CORPORATE SPECIALIST</text:p>
          </table:table-cell>
          <table:table-cell table:style-name="ce1" office:value-type="string" calcext:value-type="string">
            <text:p>(NOME PASSATOCI DA TURCO)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lessandro.berti@corporatespecialist.it" xlink:type="simple">alessandro.berti@corporatespecialist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5-5460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5-54606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31776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DF MARCO BORR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976168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ENZIA SYMPLY (PER CAMBIO COMPAGNIA TELEFONICA)</text:p>
          </table:table-cell>
          <table:table-cell table:style-name="ce1" office:value-type="string" calcext:value-type="string">
            <text:p>CLAUDIO GRAZIA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529301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ENZIA SYMPLY (PER CAMBIO COMPAGNIA TELEFONICA)</text:p>
          </table:table-cell>
          <table:table-cell table:style-name="ce45" office:value-type="string" calcext:value-type="string">
            <text:p>WIND/FASTWEB (MULTIMARCA) cellulari e fiss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34-5611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ENZIA SYMPLY (PER CAMBIO COMPAGNIA TELEFONICA)</text:p>
          </table:table-cell>
          <table:table-cell table:style-name="ce1" office:value-type="string" calcext:value-type="string">
            <text:p>WIND/FASTWEB (MULTIMARCA) cellulari e fisso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agenziasymply.com" xlink:type="simple">info@agenziasymply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P IL MELOGRANO</text:p>
          </table:table-cell>
          <table:table-cell table:style-name="ce1" office:value-type="string" calcext:value-type="string">
            <text:p>DANIELE PER PAGAMENT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41-68553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477004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76-8682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376-86825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C.AGR.GATTI S.S <text:s/>DI GATTI M.D.L. (MANTOVA)</text:p>
          </table:table-cell>
          <table:table-cell table:style-name="ce1" office:value-type="string" calcext:value-type="string">
            <text:p>RESP.COMMERCIALE: GATTI LORIS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9-491886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gatti.indivie@alice.it" xlink:type="simple">gatti.indivie@alice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gattindivie@pec.coldiretti.it" xlink:type="simple">gattindivie@pec.coldiretti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CAF <text:s/>/ PATRONATO ISOLA DELLA SCALA</text:p>
          </table:table-cell>
          <table:table-cell table:style-name="ce1" office:value-type="string" calcext:value-type="string">
            <text:p>GIOVANNA (PER QUOTA 100 GIORGIO)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3025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TTURAZZIONE: CASSAND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790219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ANCA VERONESE</text:p>
          </table:table-cell>
          <table:table-cell table:style-name="ce1" office:value-type="string" calcext:value-type="string">
            <text:p>GESTORE IMPRESE: MARCO BIASI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75308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ANCA VERONESE</text:p>
          </table:table-cell>
          <table:table-cell table:style-name="ce1" office:value-type="string" calcext:value-type="string">
            <text:p>GESTORE IMPRESE: MARCO BIAS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43282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ANCA VERONESE</text:p>
          </table:table-cell>
          <table:table-cell table:style-name="ce1" office:value-type="string" calcext:value-type="string">
            <text:p>GESTORE IMPRESE: MARCO BIASIA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mbiasia@bancaveronese.it" xlink:type="simple">mbiasia@bancaveronese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IR SERVICE (FOTO AEREE E PANORAMICHE)</text:p>
          </table:table-cell>
          <table:table-cell table:style-name="ce1" office:value-type="string" calcext:value-type="string">
            <text:p>AGENTE: SILVESTRIN DAR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93-825694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IR SERVICE (FOTO AEREE E PANORAMICH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22-975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IR SERVICE (FOTO AEREE E PANORAMI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22-9756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IR SERVICE (FOTO AEREE E PANORAMICH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air-service.net" xlink:type="simple">info@air-service.ne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BBASCIA’</text:p>
          </table:table-cell>
          <table:table-cell table:style-name="ce1" office:value-type="string" calcext:value-type="string">
            <text:p>PER PAGAMENTI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francesco@abbascia.it" xlink:type="simple">francesco@abbascia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CENTRO AFFILATU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44-89660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UTOTRASPORTI PER PORRINI (AUTOTRASPORTI BEB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-937365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UTOTRASPORTI PER PORRINI (AUTOTRASPORTI BEB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99073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ELETTRAUTO ISOLA (DATO NUMERO GIAMPAOLO)</text:p>
          </table:table-cell>
          <table:table-cell table:style-name="ce1" office:value-type="string" calcext:value-type="string">
            <text:p>FIACCADOR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59611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Z.AGR.ROSARIO “GABRIELE”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532125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LA LUMINOSA (PER INSEGNA)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8-3813535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LA LUMINOSA (PER INSE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5091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LA LUMINOSA (PER INSEG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5091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LA LUMINOSA (PER INSEG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luminosapubblicita@libero.it" xlink:type="simple">luminosapubblicita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 office:value-type="string" calcext:value-type="string">
            <text:p>OMBRET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54409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 office:value-type="string" calcext:value-type="string">
            <text:p>“LA GROLA”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Ù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GIANELLO MATT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23927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ACULAN FRAN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3772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IVELLATO AUTO SRL (OFFICINA TOYOTA MACCHINA GIOR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319525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IVELLATO AUTO SRL (OFFICINA TOYOTA MACCHINA GIORGI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31952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TRIVELLATO AUTO SRL (OFFICINA TOYOTA MACCHINA GIORGI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officina.veron@trivellato.it" xlink:type="simple">officina.veron@trivellat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R PEDANE ROTTE GIANLUCA NOGA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24422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IOZZI GIOVANNI (EX SINDACO IS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72080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UCCHINE – RAJA (STATALE PELLEGRINA DA LA ROBA AD AMBROSI)</text:p>
          </table:table-cell>
          <table:table-cell table:style-name="ce73" office:value-type="string" calcext:value-type="string">
            <text:p>- AGOSTO 2019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552844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UCCHINE – HARWINDER (CAMPI PELLEGRINA VICINO GABBIA) FA ANCHE MELANZANE</text:p>
          </table:table-cell>
          <table:table-cell table:style-name="ce1" office:value-type="string" calcext:value-type="string">
            <text:p>- AGOSTO 2019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568623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UCCHINE – MANJIT</text:p>
          </table:table-cell>
          <table:table-cell table:style-name="ce1" office:value-type="string" calcext:value-type="string">
            <text:p>- AGOSTO 2019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4-782210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ZUCCHINE – ROSIGNOLI GIOVANNI (CASTELBELFORTE SENZA FURGONE)</text:p>
          </table:table-cell>
          <table:table-cell table:style-name="ce1" office:value-type="string" calcext:value-type="string">
            <text:p>- AGOSTO 2019 // SIA CHIARE (RIGAS) CHE SCUR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8-824663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GASPERIS EMILIO (RADICCHIO FUCINO)</text:p>
          </table:table-cell>
          <table:table-cell table:style-name="ce1" office:value-type="string" calcext:value-type="string">
            <text:p>EMIL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96177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GASPERIS EMILIO (RADICCHIO FUCI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863-185820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GASPERIS EMILIO (RADICCHIO FUCI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e.degasperis@libero.it" xlink:type="simple">e.degasperis@libero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RENNTAG – ILARIA DARDI</text:p>
          </table:table-cell>
          <table:table-cell table:style-name="ce1" office:value-type="string" calcext:value-type="string">
            <text:p>ACQUA DISTILLATA ADBLUE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2-48333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SOLA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61-40220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SOLAR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unisolargroup.com" xlink:type="simple">info@unisolargroup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UNISOLAR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20" office:value-type="string" calcext:value-type="string">
            <text:p><text:a xlink:href="http://www.unisolargroup.com/" xlink:type="simple">www.unisolargroup.com</text:a></text:p>
          </table:table-cell>
          <table:table-cell table:style-name="ce1" table:number-columns-repeated="60"/>
          <table:table-cell table:number-columns-repeated="960"/>
        </table:table-row>
        <table:table-row table:style-name="ro6">
          <table:table-cell table:style-name="ce1" office:value-type="string" calcext:value-type="string">
            <text:p>BISSOLI ANTONELLA</text:p>
          </table:table-cell>
          <table:table-cell table:style-name="ce1" office:value-type="string" calcext:value-type="string">
            <text:p>10 CAMPI DIETRO LAVAGGIO (DI CUI 3 INDUSTIALI)</text:p>
            <text:p>5 DI FRONTE A SIERR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4193550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 GASPERIAS EMIL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3-961775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 GASPERIAS EMIL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e.degasperis@libero.it <text:s text:c="2"/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DE GASPERIAS EMILIO</text:p>
          </table:table-cell>
          <table:table-cell table:style-name="ce1" office:value-type="string" calcext:value-type="string">
            <text:p>FIGLIA PER FATTURE – MARI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66-4699767</text:p>
          </table:table-cell>
          <table:table-cell table:style-name="ce1" table:number-columns-repeated="60"/>
          <table:table-cell table:number-columns-repeated="960"/>
        </table:table-row>
        <table:table-row table:style-name="ro7">
          <table:table-cell table:style-name="ce1" office:value-type="string" calcext:value-type="string">
            <text:p>EUROFRUT SPA (BOLOGNA)</text:p>
          </table:table-cell>
          <table:table-cell table:style-name="ce1" office:value-type="string" calcext:value-type="string">
            <text:p>PIATTAFORMA CHE SERVE SUPERMERCATI</text:p>
            <text:p>AVUTO NUMERO DA BENAZZI PER ZUCCHE</text:p>
            <text:p>DAVIDE BONORA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51-2861326</text:p>
          </table:table-cell>
          <table:table-cell table:style-name="ce1" table:number-columns-repeated="60"/>
          <table:table-cell table:number-columns-repeated="960"/>
        </table:table-row>
        <table:table-row table:style-name="ro7">
          <table:table-cell table:style-name="ce1" office:value-type="string" calcext:value-type="string">
            <text:p>PADOVANI ROBERTO</text:p>
          </table:table-cell>
          <table:table-cell table:style-name="ce1" office:value-type="string" calcext:value-type="string">
            <text:p>BADIA POLESINE</text:p>
            <text:p>(CI HA DATO IL NUMERO BASSANI PERCHE’ </text:p>
            <text:p>PUO ESSERE INTERESSATO AL VR GIUGNO 2020)</text:p>
          </table:table-cell>
          <table:table-cell table:style-name="ce1" office:value-type="string" calcext:value-type="string">
            <text:p>CELL</text:p>
          </table:table-cell>
          <table:table-cell table:style-name="ce89" office:value-type="string" calcext:value-type="string">
            <text:p>335-693151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CONDOMINIO MANZONI – DTT.PAGLIARO</text:p>
          </table:table-cell>
          <table:table-cell table:style-name="ce1" office:value-type="string" calcext:value-type="string">
            <text:p>AMMINISTRATORE CONDOMINIO GIORGI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9-654136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table:number-columns-repeated="3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RT – CORRIERE BRTOLINI</text:p>
          </table:table-cell>
          <table:table-cell table:style-name="ce1" office:value-type="string" calcext:value-type="string">
            <text:p>NS.COD.CLIENTE: 0438888</text:p>
          </table:table-cell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043@brt.it" xlink:type="simple">info043@brt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RT – CORRIERE BRTOLINI</text:p>
          </table:table-cell>
          <table:table-cell table:style-name="ce1" office:value-type="string" calcext:value-type="string">
            <text:p>NS.COD.CLIENTE: 0438888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950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RT – CORRIERE BRTOLINI</text:p>
          </table:table-cell>
          <table:table-cell table:style-name="ce1" office:value-type="string" calcext:value-type="string">
            <text:p>NS.COD.CLIENTE: 0438888</text:p>
          </table:table-cell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5-54811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OFRUTTA SAS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9-87030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OFRUTTA SAS (POSTEGGI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20" office:value-type="string" calcext:value-type="string">
            <text:p>049-8703031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OFRUTTA SAS (POSTEGGIO PADOV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agofrutta@gmail.com" xlink:type="simple">agofrutta@g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OFRUTTA SAS (POSTEGGIO PADOVA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20" office:value-type="string" calcext:value-type="string">
            <text:p><text:a xlink:href="mailto:agofruttasas@legalmail.com" xlink:type="simple">agofruttasas@legal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GOFRUTTA SAS (POSTEGGIO PADOVA)</text:p>
          </table:table-cell>
          <table:table-cell table:style-name="ce1" table:number-columns-repeated="2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DRIANO (PER BANCALI)</text:p>
          </table:table-cell>
          <table:table-cell table:style-name="ce1" office:value-type="string" calcext:value-type="string">
            <text:p>RITIRA QUELLI ROTTI E SE SERVE HA QUELLI NUOV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89-9732406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BONFANTI GIANFRANCO (TIZIO DI PARMA: ATTENZIONE NON PAG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7-2882302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ARIO (ETICHETTE E RIBBON)</text:p>
          </table:table-cell>
          <table:table-cell table:style-name="ce1" office:value-type="string" calcext:value-type="string">
            <text:p>LUCA SCANAV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0-5052524</text:p>
          </table:table-cell>
          <table:table-cell table:style-name="ce1" table:number-columns-repeated="60"/>
          <table:table-cell table:number-columns-repeated="960"/>
        </table:table-row>
        <table:table-row table:style-name="ro8">
          <table:table-cell table:style-name="ce1" office:value-type="string" calcext:value-type="string">
            <text:p>ARIO (ETICHETTE E RIBBON)</text:p>
          </table:table-cell>
          <table:table-cell table:style-name="ce1" office:value-type="string" calcext:value-type="string">
            <text:p>LUCA SCANAVINI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<text:a xlink:href="mailto:luca.r.scanavini@gmail.com" xlink:type="simple">luca.r.scanavini@gmail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table:number-columns-repeated="3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I DEL SOLE (LATINA?)</text:p>
          </table:table-cell>
          <table:table-cell table:style-name="ce1" office:value-type="string" calcext:value-type="string">
            <text:p>ENRICO (PADR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1-653719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ORTI DEL SOLE (LATINA?)</text:p>
          </table:table-cell>
          <table:table-cell table:style-name="ce1" office:value-type="string" calcext:value-type="string">
            <text:p>GIANLUCA (FIGLIO)</text:p>
          </table:table-cell>
          <table:table-cell table:style-name="ce1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MANGHI SAMU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8371887</text:p>
          </table:table-cell>
          <table:table-cell table:style-name="ce1" table:number-columns-repeated="60"/>
          <table:table-cell table:number-columns-repeated="960"/>
        </table:table-row>
        <table:table-row table:style-name="ro4">
          <table:table-cell table:style-name="ce1" office:value-type="string" calcext:value-type="string">
            <text:p>SIMONE FANASCA</text:p>
          </table:table-cell>
          <table:table-cell table:style-name="ce1" office:value-type="string" calcext:value-type="string">
            <text:p>LATINA</text:p>
            <text:p>(LAVORA PER FORNARI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8-5955902</text:p>
          </table:table-cell>
          <table:table-cell table:style-name="ce1" table:number-columns-repeated="60"/>
          <table:table-cell table:number-columns-repeated="960"/>
        </table:table-row>
        <table:table-row table:style-name="ro4">
          <table:table-cell table:style-name="ce11" office:value-type="string" calcext:value-type="string">
            <text:p>SIMONE GIUSTOZZI</text:p>
          </table:table-cell>
          <table:table-cell table:style-name="ce1" office:value-type="string" calcext:value-type="string">
            <text:p>MARCHE (RICCIA SCAROLA PAN DIZUCCHERO)</text:p>
            <text:p>LAVORA PER MIRONE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7-1023005</text:p>
          </table:table-cell>
          <table:table-cell table:style-name="ce1" office:value-type="string" calcext:value-type="string">
            <text:p>MARCHE (PARLATO DI 0,80 PDZ LAVORATO PARTENZA)</text:p>
          </table:table-cell>
          <table:table-cell table:style-name="ce1" table:number-columns-repeated="59"/>
          <table:table-cell table:number-columns-repeated="960"/>
        </table:table-row>
        <table:table-row table:style-name="ro4">
          <table:table-cell table:style-name="ce1" office:value-type="string" calcext:value-type="string">
            <text:p>CARMINE NAPOLI</text:p>
          </table:table-cell>
          <table:table-cell table:style-name="ce1" office:value-type="string" calcext:value-type="string">
            <text:p>NAPOLI SOLO RICCIA E SCAROLA</text:p>
            <text:p>(DATO NUMERO SILIOTTO PATATE)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9-7085125</text:p>
          </table:table-cell>
          <table:table-cell table:style-name="ce1" table:number-columns-repeated="60"/>
          <table:table-cell table:number-columns-repeated="960"/>
        </table:table-row>
        <table:table-row table:style-name="ro10">
          <table:table-cell table:style-name="ce1" office:value-type="string" calcext:value-type="string">
            <text:p>AZZONI GIUSEPPE (MANTOVA)</text:p>
          </table:table-cell>
          <table:table-cell table:style-name="ce1" office:value-type="string" calcext:value-type="string">
            <text:p>FA ZUCCHE CIRCA 2000Q.LI (OTTOBRE NOVEMBRE) PER</text:p>
            <text:p>DON CAMILLO</text:p>
            <text:p>CASTELLO</text:p>
            <text:p>RESTANI</text:p>
            <text:p>CERCA DI AMPLIARE IL GIRO</text:p>
            <text:p>VORREBBE STACCARSI DA DON CAMILLO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35-7878323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PEGORARO ANTONIO (COMMERCIALISTA KULD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85503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BALJEET</text:p>
          </table:table-cell>
          <table:table-cell table:style-name="ce1" office:value-type="string" calcext:value-type="string">
            <text:p>CUGINO SUCKWINDER X ZUCCHINE ENGAZZ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6-690556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SINGH HARJINDER</text:p>
          </table:table-cell>
          <table:table-cell table:style-name="ce1" office:value-type="string" calcext:value-type="string">
            <text:p>3 CAMPI ZUCCHINE MOTTA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20-4221854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MBALLAGGI GALLI (PER BANCALI USATI VR)</text:p>
          </table:table-cell>
          <table:table-cell table:style-name="ce1" office:value-type="string" calcext:value-type="string">
            <text:p>EUR 2,90 /PEZZO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45-4771277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MBALLAGGI GALLI (PER BANCALI USATI VR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ordini@imballaggigalli.com" xlink:type="simple">ordini@imballaggigalli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MBALLAGGI GALLI (PER BANCALI USATI VR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20" office:value-type="string" calcext:value-type="string">
            <text:p><text:a xlink:href="mailto:info@imballaggigalli.com" xlink:type="simple">info@imballaggigalli.com</text:a>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IMBALLAGGI GALLI (PER BANCALI USATI VR)</text:p>
          </table:table-cell>
          <table:table-cell table:style-name="ce1" office:value-type="string" calcext:value-type="string">
            <text:p>TITOLARE?</text:p>
          </table:table-cell>
          <table:table-cell table:style-name="ce1" office:value-type="string" calcext:value-type="string">
            <text:p>CELL</text:p>
          </table:table-cell>
          <table:table-cell table:style-name="ce20" office:value-type="string" calcext:value-type="string">
            <text:p>342-6199568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GIUSTACCHINI</text:p>
          </table:table-cell>
          <table:table-cell table:style-name="ce1" office:value-type="string" calcext:value-type="string">
            <text:p>REFERENTE COMMERCIALE Rossana Zenucchini</text:p>
          </table:table-cell>
          <table:table-cell table:style-name="ce1" office:value-type="string" calcext:value-type="string">
            <text:p>TEL</text:p>
          </table:table-cell>
          <table:table-cell table:style-name="ce20" office:value-type="string" calcext:value-type="string">
            <text:p>030 3690559</text:p>
          </table:table-cell>
          <table:table-cell table:style-name="ce1" table:number-columns-repeated="60"/>
          <table:table-cell table:number-columns-repeated="960"/>
        </table:table-row>
        <table:table-row table:style-name="ro2">
          <table:table-cell table:style-name="ce1" office:value-type="string" calcext:value-type="string">
            <text:p>GIUSTACCHINI</text:p>
          </table:table-cell>
          <table:table-cell table:style-name="ce1" office:value-type="string" calcext:value-type="string">
            <text:p>REFERENTE COMMERCIALE Rossana Zenucchini</text:p>
          </table:table-cell>
          <table:table-cell table:style-name="ce1"/>
          <table:table-cell table:style-name="ce20" office:value-type="string" calcext:value-type="string">
            <text:p><text:a xlink:href="mailto:rossana.zenucchini@giustacchini.it" xlink:type="simple">rossana.zenucchini@giustacchini.it</text:a></text:p>
          </table:table-cell>
          <table:table-cell table:style-name="ce1" table:number-columns-repeated="60"/>
          <table:table-cell table:number-columns-repeated="960"/>
        </table:table-row>
        <table:table-row table:style-name="ro2" table:number-rows-repeated="29912">
          <table:table-cell table:style-name="ce1" table:number-columns-repeated="3"/>
          <table:table-cell table:style-name="ce20"/>
          <table:table-cell table:style-name="ce1" table:number-columns-repeated="60"/>
          <table:table-cell table:number-columns-repeated="960"/>
        </table:table-row>
        <table:table-row table:style-name="ro2" table:number-rows-repeated="101648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9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9">
          <table:table-cell table:number-columns-repeated="256"/>
        </table:table-row>
      </table:table>
      <table:table table:name="BBASCI" table:style-name="ta4">
        <table:table-column table:style-name="co7" table:default-cell-style-name="Default"/>
        <table:table-row table:style-name="ro9">
          <table:table-cell/>
        </table:table-row>
      </table:table>
      <table:named-expressions>
        <table:named-range table:name="Excel_BuiltIn_Print_Area_1" table:base-cell-address="$Foglio1.$A$1" table:cell-range-address="$Foglio1.$A$3:.$D$1197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F21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it" fo:country="IT" style:font-name-asian="Tahoma1" style:font-size-asian="10pt" style:language-asian="zxx" style:country-asian="none" style:font-name-complex="Tahoma1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Tahoma1" style:font-family-asian="Tahoma" style:font-pitch-asian="variable" style:font-size-asian="10pt" style:font-name-complex="Tahoma1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time-style style:name="N117">
      <number:minutes number:style="long"/>
      <number:text>.</number:text>
      <number:seconds number:style="long"/>
    </number:time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number:text>-€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decimal-places="2" number:min-integer-digits="1" number:grouping="true"/>
    </number:number-style>
    <number:number-style style:name="N122">
      <number:text>-€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€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L. </number:text>
      <number:number number:decimal-places="0" number:min-decimal-places="0" number:min-integer-digits="1" number:grouping="true"/>
    </number:number-style>
    <number:number-style style:name="N140">
      <number:text>-L. 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L. </number:text>
      <number:number number:decimal-places="2" number:min-decimal-places="2" number:min-integer-digits="1" number:grouping="true"/>
    </number:number-style>
    <number:number-style style:name="N142">
      <number:text>-L. 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L.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L. 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Sì</number:text>
    </number:number-style>
    <number:number-style style:name="N152P1" style:volatile="true">
      <number:text>Sì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Vero</number:text>
    </number:number-style>
    <number:number-style style:name="N154P1" style:volatile="true">
      <number:text>Vero</number:text>
    </number:number-style>
    <number:number-style style:name="N154">
      <number:text>Fals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Attivo</number:text>
    </number:number-style>
    <number:number-style style:name="N156P1" style:volatile="true">
      <number:text>Attivo</number:text>
    </number:number-style>
    <number:number-style style:name="N156">
      <number:text>Disattivo</number:text>
      <style:map style:condition="value()&gt;0" style:apply-style-name="N156P0"/>
      <style:map style:condition="value()&lt;0" style:apply-style-name="N156P1"/>
    </number:number-style>
    <number:date-style style:name="N10112" number:language="ja" number:country="JP">
      <number:day/>
      <number:text>/</number:text>
      <number:month/>
      <number:text>/</number:text>
      <number:year/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style:rotation-align="none"/>
      <style:text-properties style:font-name="Arial1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print-page-order="ttb" style:first-page-number="continue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0:48:24.38902596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Foglio1" style:display-name="TAB_Foglio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-left>
      <style:footer-first style:display="false"/>
    </style:master-page>
    <style:master-page style:name="TAB_5f_Foglio2" style:display-name="TAB_Foglio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TAB_5f_Foglio3" style:display-name="TAB_Foglio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06-08-22T11:19:42</meta:creation-date>
    <dc:date>2024-10-21T11:01:15.406245698</dc:date>
    <meta:editing-cycles>585</meta:editing-cycles>
    <meta:editing-duration>P14DT23H59M58S</meta:editing-duration>
    <meta:document-statistic meta:table-count="4" meta:cell-count="8088" meta:object-count="0"/>
    <meta:user-defined meta:name="Info 1"/>
    <meta:user-defined meta:name="Info 2"/>
    <meta:user-defined meta:name="Info 3"/>
    <meta:user-defined meta:name="Info 4"/>
  </office:meta>
</office:document-meta>
</file>